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3: Разработка плагинов WordPress</text:h>
      <text:p text:style-name="P1">Разработка плагинов является ключевым элементом расширения функционала WordPress. В этой главе мы изучим основы создания плагинов и их интеграцию в систему WordPress для добавления новых функций и возможностей.</text:p>
      <text:h text:style-name="P2" text:outline-level="4">3.1 Основы создания плагинов</text:h>
      <text:p text:style-name="P1">Плагины - это инструменты, позволяющие добавлять или модифицировать функциональность WordPress. Они работают на базе хуков (hooks) и фильтров (filters), которые позволяют вмешиваться в основной функционал платформы без изменения её исходного кода. Мы рассмотрим базовую структуру плагина, его активацию, деактивацию, а также лучшие практики разработки плагинов.</text:p>
      <text:h text:style-name="P2" text:outline-level="4">3.2 Работа с API и базой данных WordPress</text:h>
      <text:p text:style-name="P1">Использование WordPress REST API открывает двери для взаимодействия с сайтом через сторонние приложения или сервисы. Мы также изучим работу с базой данных WordPress для создания и управления данными в плагинах, включая создание и обновление таблиц в базе данных.</text:p>
      <text:h text:style-name="P2" text:outline-level="4">3.3 Расширение функциональности плагинов</text:h>
      <text:p text:style-name="P1">Расширение функциональности плагинов может включать создание административных страниц и настроек, интеграцию с внешними API для получения данных или отправки запросов, а также поддержку мультисайтовой конфигурации.</text:p>
      <text:p text:style-name="P1">Профессиональная разработка плагинов на WordPress требует углубленного понимания архитектуры CMS, возможностей её API и базы данных, а также умения создавать эффективные и безопасные плагины. В этой главе мы рассмотрим не только основы создания плагинов, но и передовые методики, необходимые для разработки масштабируемых и надежных плагинов для WordPre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1-30T22:50:02.03</dc:date>
    <meta:document-statistic meta:table-count="0" meta:image-count="0" meta:object-count="0" meta:page-count="1" meta:paragraph-count="9" meta:word-count="204" meta:character-count="1550"/>
    <dc:creator>Dima Wide</dc:creator>
    <meta:user-defined meta:name="Info 1"/>
    <meta:user-defined meta:name="Info 2"/>
    <meta:user-defined meta:name="Info 3"/>
    <meta:user-defined meta:name="Info 4"/>
  </office:meta>
</office:document-meta>
</file>